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fo:font-size="14pt" style:font-size-asian="14pt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text-properties fo:color="#000000" fo:font-size="14pt" officeooo:paragraph-rsid="001025f7" style:font-size-asian="14pt" style:font-size-complex="14pt"/>
    </style:style>
    <style:style style:name="P5" style:family="paragraph" style:parent-style-name="Header">
      <style:paragraph-properties fo:text-align="center" style:justify-single-word="false"/>
      <style:text-properties style:text-underline-style="none" officeooo:rsid="000dbf5a" officeooo:paragraph-rsid="000dbf5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25f7"/>
    </style:style>
    <style:style style:name="T3" style:family="text">
      <style:text-properties officeooo:rsid="001025f7"/>
    </style:style>
    <style:style style:name="T4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A generic dynamic array implementation</text:p>
      <text:p text:style-name="P4"><text:s/>* @author William Fiset, william.alexandre.fiset@gmail.com */</text:p>
      <text:p text:style-name="P2">package com.williamfiset.datastructures.dynamicarray;</text:p>
      <text:p text:style-name="P2"/>
      <text:p text:style-name="P2">@SuppressWarnings("unchecked")</text:p>
      <text:p text:style-name="P2">public class DynamicArray&lt;T&gt; implements Iterable&lt;T&gt; {</text:p>
      <text:p text:style-name="P2"/>
      <text:p text:style-name="P2"><text:s text:c="2"/>private T[] arr;</text:p>
      <text:p text:style-name="P2"><text:s text:c="2"/>private int len = 0; // length user thinks array is</text:p>
      <text:p text:style-name="P2"><text:s text:c="2"/>private int capacity = 0; // Actual array size</text:p>
      <text:p text:style-name="P2"/>
      <text:p text:style-name="P2"><text:s text:c="2"/>public DynamicArray() { <text:s text:c="3"/>this(16); <text:s/>}</text:p>
      <text:p text:style-name="P2"/>
      <text:p text:style-name="P2"><text:s text:c="2"/>public DynamicArray(int capacity) {</text:p>
      <text:p text:style-name="P2"><text:s text:c="4"/>if (capacity &lt; 0) throw new IllegalArgumentException("Illegal Capacity: " + capacity);</text:p>
      <text:p text:style-name="P2"><text:s text:c="4"/>this.capacity = capacity;</text:p>
      <text:p text:style-name="P2"><text:s text:c="4"/>arr = (T[]) new Object[capacity];</text:p>
      <text:p text:style-name="P2"><text:s text:c="2"/>}</text:p>
      <text:p text:style-name="P2"/>
      <text:p text:style-name="P2"><text:s text:c="2"/>public int size() { <text:s text:c="3"/>return len; <text:s/>}</text:p>
      <text:p text:style-name="P2"/>
      <text:p text:style-name="P2"><text:s text:c="2"/>public boolean isEmpty() { <text:s text:c="3"/>return size() == 0; <text:s/>}</text:p>
      <text:p text:style-name="P2"/>
      <text:p text:style-name="P2"><text:s text:c="2"/>public T get(int index) { <text:s text:c="3"/>return arr[index]; <text:s/>}</text:p>
      <text:p text:style-name="P2"/>
      <text:p text:style-name="P2"><text:s text:c="2"/>public void set(int index, T elem) { <text:s text:c="3"/>arr[index] = elem; <text:s/>}</text:p>
      <text:p text:style-name="P2"/>
      <text:p text:style-name="P2"><text:s text:c="2"/>public void clear() {</text:p>
      <text:p text:style-name="P2"><text:s text:c="4"/>for (int i = 0; i &lt; len; i++) arr[i] = null;</text:p>
      <text:p text:style-name="P2"><text:s text:c="4"/>len = 0;</text:p>
      <text:p text:style-name="P2"><text:s text:c="2"/>}</text:p>
      <text:p text:style-name="P2"/>
      <text:p text:style-name="P2"><text:s text:c="2"/>public void add(T elem) {</text:p>
      <text:p text:style-name="P2"/>
      <text:p text:style-name="P2"><text:s text:c="4"/>// Time to resize!</text:p>
      <text:p text:style-name="P2"><text:s text:c="4"/>if (len + 1 &gt;= capacity) {</text:p>
      <text:p text:style-name="P2"><text:s text:c="6"/>if (capacity == 0) capacity = 1;</text:p>
      <text:p text:style-name="P2"><text:soft-page-break/><text:s text:c="6"/>else capacity *= 2; // double the size</text:p>
      <text:p text:style-name="P2"><text:s text:c="6"/>T[] new_arr = (T[]) new Object[capacity];</text:p>
      <text:p text:style-name="P2"><text:s text:c="6"/>for (int i = 0; i &lt; len; i++) new_arr[i] = arr[i];</text:p>
      <text:p text:style-name="P2"><text:s text:c="6"/>arr = new_arr; // arr has extra nulls padded</text:p>
      <text:p text:style-name="P2"><text:s text:c="4"/>}</text:p>
      <text:p text:style-name="P2"/>
      <text:p text:style-name="P2"><text:s text:c="4"/>arr[len++] = elem;</text:p>
      <text:p text:style-name="P2"><text:s text:c="2"/>}</text:p>
      <text:p text:style-name="P2"/>
      <text:p text:style-name="P2"><text:s text:c="2"/>// Removes an element at the specified index in this array.</text:p>
      <text:p text:style-name="P2"><text:s text:c="2"/>public T removeAt(int rm_index) {</text:p>
      <text:p text:style-name="P2"><text:s text:c="4"/>if (rm_index &gt;= len || rm_index &lt; 0) throw new IndexOutOfBoundsException();</text:p>
      <text:p text:style-name="P2"><text:s text:c="4"/>T data = arr[rm_index];</text:p>
      <text:p text:style-name="P2"><text:s text:c="4"/>T[] new_arr = (T[]) new Object[len - 1];</text:p>
      <text:p text:style-name="P2"><text:s text:c="4"/>for (int i = 0, j = 0; i &lt; len; i++, j++)</text:p>
      <text:p text:style-name="P2"><text:s text:c="6"/>if (i == rm_index) j--; // Skip over rm_index by fixing j temporarily</text:p>
      <text:p text:style-name="P2"><text:s text:c="6"/>else new_arr[j] = arr[i];</text:p>
      <text:p text:style-name="P2"><text:s text:c="4"/>arr = new_arr;</text:p>
      <text:p text:style-name="P2"><text:s text:c="4"/>capacity = --len;</text:p>
      <text:p text:style-name="P2"><text:s text:c="4"/>return data;</text:p>
      <text:p text:style-name="P2"><text:s text:c="2"/>}</text:p>
      <text:p text:style-name="P2"/>
      <text:p text:style-name="P2"><text:s text:c="2"/>public boolean remove(Object obj) {</text:p>
      <text:p text:style-name="P2"><text:s text:c="4"/>int index = indexOf(obj);</text:p>
      <text:p text:style-name="P2"><text:s text:c="4"/>if (index == -1) return false;</text:p>
      <text:p text:style-name="P2"><text:s text:c="4"/>removeAt(index);</text:p>
      <text:p text:style-name="P2"><text:s text:c="4"/>return true;</text:p>
      <text:p text:style-name="P2"><text:s text:c="2"/>}</text:p>
      <text:p text:style-name="P2"/>
      <text:p text:style-name="P2"><text:s text:c="2"/>public int indexOf(Object obj) {</text:p>
      <text:p text:style-name="P2"><text:s text:c="4"/>for (int i = 0; i &lt; len; i++) {</text:p>
      <text:p text:style-name="P2"><text:s text:c="6"/>if (obj == null) {</text:p>
      <text:p text:style-name="P2"><text:s text:c="8"/>if (arr[i] == null) return i;</text:p>
      <text:p text:style-name="P2"><text:s text:c="6"/>} else { <text:s text:c="7"/>if (obj.equals(arr[i])) return i;</text:p>
      <text:p text:style-name="P2"><text:s text:c="6"/>}</text:p>
      <text:p text:style-name="P2"><text:s text:c="4"/>}</text:p>
      <text:p text:style-name="P2"><text:s text:c="4"/>return -1;</text:p>
      <text:p text:style-name="P2"><text:s text:c="2"/>}</text:p>
      <text:p text:style-name="P2"><text:soft-page-break/></text:p>
      <text:p text:style-name="P2"><text:s text:c="2"/>public boolean contains(Object obj) { <text:s text:c="3"/>return indexOf(obj) != -1;</text:p>
      <text:p text:style-name="P2"><text:s text:c="2"/>}</text:p>
      <text:p text:style-name="P2"/>
      <text:p text:style-name="P2"><text:s text:c="2"/>// Iterator is still fast but not as fast as iterative for loop</text:p>
      <text:p text:style-name="P2"><text:s text:c="2"/>@Override</text:p>
      <text:p text:style-name="P2"><text:s text:c="2"/>public java.util.Iterator&lt;T&gt; iterator() {</text:p>
      <text:p text:style-name="P2"><text:s text:c="4"/>return new java.util.Iterator&lt;T&gt;() {</text:p>
      <text:p text:style-name="P2"><text:s text:c="6"/>int index = 0;</text:p>
      <text:p text:style-name="P2"/>
      <text:p text:style-name="P2"><text:s text:c="6"/>@Override</text:p>
      <text:p text:style-name="P2"><text:s text:c="6"/>public boolean hasNext() {</text:p>
      <text:p text:style-name="P2"><text:s text:c="8"/>return index &lt; len;</text:p>
      <text:p text:style-name="P2"><text:s text:c="6"/>}</text:p>
      <text:p text:style-name="P2"/>
      <text:p text:style-name="P2"><text:s text:c="6"/>@Override</text:p>
      <text:p text:style-name="P2"><text:s text:c="6"/>public T next() { <text:s text:c="7"/>return arr[index++];</text:p>
      <text:p text:style-name="P2"><text:s text:c="6"/>}</text:p>
      <text:p text:style-name="P2"/>
      <text:p text:style-name="P2"><text:s text:c="6"/>@Override</text:p>
      <text:p text:style-name="P2"><text:s text:c="6"/>public void remove() { <text:s text:c="7"/>throw new UnsupportedOperationException();</text:p>
      <text:p text:style-name="P2"><text:s text:c="6"/>}</text:p>
      <text:p text:style-name="P2"><text:s text:c="4"/>};</text:p>
      <text:p text:style-name="P2"><text:s text:c="2"/>}</text:p>
      <text:p text:style-name="P2"/>
      <text:p text:style-name="P2"><text:s text:c="2"/>@Override</text:p>
      <text:p text:style-name="P2"><text:s text:c="2"/>public String toString() {</text:p>
      <text:p text:style-name="P2"><text:s text:c="4"/>if (len == 0) return "[]";</text:p>
      <text:p text:style-name="P2"><text:s text:c="4"/>else {</text:p>
      <text:p text:style-name="P2"><text:s text:c="6"/>StringBuilder sb = new StringBuilder(len).append("[");</text:p>
      <text:p text:style-name="P2"><text:s text:c="6"/>for (int i = 0; i &lt; len - 1; i++) sb.append(arr[i] + ", ");</text:p>
      <text:p text:style-name="P2"><text:s text:c="6"/>return sb.append(arr[len - 1] + "]").toString();</text:p>
      <text:p text:style-name="P2"><text:s text:c="4"/>}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none" officeooo:rsid="000dbf5a" officeooo:paragraph-rsid="000dbf5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025f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ynamic Array – William Fiset</text:span> 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2:20:01.372502883</meta:creation-date>
    <meta:print-date>2020-04-07T22:39:57.265039737</meta:print-date>
    <dc:date>2020-04-07T23:11:55.348812836</dc:date>
    <meta:editing-duration>PT20M3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91" meta:word-count="439" meta:character-count="2852" meta:non-whitespace-character-count="2133"/>
  </office:meta>
</office:document-meta>
</file>